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f72a" officeooo:paragraph-rsid="0010f72a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ncontrar leaks de correos electrónicos y tarjetas de crédito. Explica todo el</text:p>
      <text:p text:style-name="P2">procedimiento desde las búsquedas hasta el momento de encontrar los leaks. Enumera</text:p>
      <text:p text:style-name="Standard"><text:span text:style-name="T1">los enlaces de los leaks que hayas encontrado.</text:span></text:p>
      <text:p text:style-name="Standard"><text:span text:style-name="T1"/></text:p>
      <text:p text:style-name="P1">He encontrado este link <text:a xlink:type="simple" xlink:href="https://pastebin.com/3CDVsZ4h" text:style-name="Internet_20_link" text:visited-style-name="Visited_20_Internet_20_Link">https://pastebin.com/3CDVsZ4h</text:a> donde se puede ver una gran cantidad de cuentas de gmail y en el siguiente link <text:a xlink:type="simple" xlink:href="https://pastebin.com/9xiHKiwv" text:style-name="Internet_20_link" text:visited-style-name="Visited_20_Internet_20_Link">https://pastebin.com/9xiHKiwv</text:a> se pueden ver leaks, pero esta vez de cuentas de facebook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03T13:46:06.182000000</meta:creation-date>
    <dc:date>2020-11-03T13:50:23.730000000</dc:date>
    <meta:editing-duration>PT4M18S</meta:editing-duration>
    <meta:editing-cycles>1</meta:editing-cycles>
    <meta:document-statistic meta:table-count="0" meta:image-count="0" meta:object-count="0" meta:page-count="1" meta:paragraph-count="4" meta:word-count="65" meta:character-count="429" meta:non-whitespace-character-count="367"/>
    <meta:generator>LibreOffice/6.4.0.3$Windows_X86_64 LibreOffice_project/b0a288ab3d2d4774cb44b62f04d5d28733ac6df8</meta:generator>
  </office:meta>
</office:document-meta>
</file>